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ff52" officeooo:paragraph-rsid="0008ff52"/>
    </style:style>
    <style:style style:name="P2" style:family="paragraph" style:parent-style-name="Standard">
      <style:text-properties officeooo:rsid="0008ff52" officeooo:paragraph-rsid="0009738c"/>
    </style:style>
    <style:style style:name="P3" style:family="paragraph" style:parent-style-name="Standard">
      <style:text-properties officeooo:rsid="000d435a" officeooo:paragraph-rsid="000d435a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08ff52" officeooo:paragraph-rsid="0008ff52" style:font-weight-asian="bold" style:font-weight-complex="bold"/>
    </style:style>
    <style:style style:name="P6" style:family="paragraph" style:parent-style-name="Standard">
      <style:text-properties fo:font-style="normal" style:text-underline-style="solid" style:text-underline-width="auto" style:text-underline-color="font-color" fo:font-weight="bold" officeooo:rsid="0008ff52" officeooo:paragraph-rsid="0008ff52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rsid="0008ff52" officeooo:paragraph-rsid="0008ff52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rsid="000945c5" officeooo:paragraph-rsid="000945c5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officeooo:rsid="0009738c" officeooo:paragraph-rsid="0009738c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officeooo:rsid="0009ef30" officeooo:paragraph-rsid="0009ef30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officeooo:rsid="000b4546" officeooo:paragraph-rsid="000b4546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officeooo:rsid="000d435a" officeooo:paragraph-rsid="000d435a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officeooo:rsid="000e0971" officeooo:paragraph-rsid="000e0971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officeooo:rsid="000f6334" officeooo:paragraph-rsid="000f6334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officeooo:rsid="0012feda" officeooo:paragraph-rsid="0012feda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officeooo:rsid="0013aa82" officeooo:paragraph-rsid="0013aa82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officeooo:rsid="00156b03" officeooo:paragraph-rsid="00156b03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officeooo:rsid="0015b8dd" officeooo:paragraph-rsid="0015b8dd"/>
    </style:style>
    <style:style style:name="P19" style:family="paragraph" style:parent-style-name="Standard">
      <style:paragraph-properties fo:margin-left="0.9846in" fo:margin-right="0in" fo:text-indent="0in" style:auto-text-indent="false"/>
      <style:text-properties officeooo:rsid="000b4546" officeooo:paragraph-rsid="000b4546"/>
    </style:style>
    <style:style style:name="P20" style:family="paragraph" style:parent-style-name="Standard">
      <style:paragraph-properties fo:margin-left="0.9846in" fo:margin-right="0in" fo:text-indent="0in" style:auto-text-indent="false"/>
      <style:text-properties officeooo:rsid="000d435a" officeooo:paragraph-rsid="000d435a"/>
    </style:style>
    <style:style style:name="P21" style:family="paragraph" style:parent-style-name="Standard">
      <style:paragraph-properties fo:margin-left="0.9846in" fo:margin-right="0in" fo:text-indent="0in" style:auto-text-indent="false"/>
      <style:text-properties officeooo:rsid="000f6334" officeooo:paragraph-rsid="000f6334"/>
    </style:style>
    <style:style style:name="P22" style:family="paragraph" style:parent-style-name="Standard">
      <style:paragraph-properties fo:margin-left="0.9846in" fo:margin-right="0in" fo:text-indent="0in" style:auto-text-indent="false"/>
      <style:text-properties officeooo:rsid="0012feda" officeooo:paragraph-rsid="0012feda"/>
    </style:style>
    <style:style style:name="P23" style:family="paragraph" style:parent-style-name="Standard">
      <style:paragraph-properties fo:margin-left="0.9846in" fo:margin-right="0in" fo:text-indent="0in" style:auto-text-indent="false"/>
      <style:text-properties officeooo:rsid="0015b8dd" officeooo:paragraph-rsid="0015b8dd"/>
    </style:style>
    <style:style style:name="P24" style:family="paragraph" style:parent-style-name="Standard">
      <style:paragraph-properties fo:break-before="page"/>
      <style:text-properties officeooo:rsid="0008ff52" officeooo:paragraph-rsid="0008ff52"/>
    </style:style>
    <style:style style:name="P25" style:family="paragraph" style:parent-style-name="Standard">
      <style:paragraph-properties fo:break-before="page"/>
      <style:text-properties fo:font-weight="bold" officeooo:rsid="0008ff52" officeooo:paragraph-rsid="0008ff52" style:font-weight-asian="bold" style:font-weight-complex="bold"/>
    </style:style>
    <style:style style:name="T1" style:family="text">
      <style:text-properties officeooo:rsid="0009738c"/>
    </style:style>
    <style:style style:name="T2" style:family="text">
      <style:text-properties officeooo:rsid="0009ef30"/>
    </style:style>
    <style:style style:name="T3" style:family="text">
      <style:text-properties officeooo:rsid="000b4546"/>
    </style:style>
    <style:style style:name="T4" style:family="text">
      <style:text-properties officeooo:rsid="000f6334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ell me about yourself.</text:p>
      <text:p text:style-name="P8">REV (Relevant, Exceptional, and Verifiable) factor speech / Elevator Pitch</text:p>
      <text:p text:style-name="P8"/>
      <text:p text:style-name="P5">What is your greatest strength?</text:p>
      <text:p text:style-name="P8">Problem Solver</text:p>
      <text:p text:style-name="P1"/>
      <text:p text:style-name="P1">Why should we hire you?</text:p>
      <text:p text:style-name="P8">Problem Solver / Troubleshooter</text:p>
      <text:p text:style-name="P8">CANEI (Always Learning &amp; Growing)</text:p>
      <text:p text:style-name="P8">Leader</text:p>
      <text:p text:style-name="P8">Experience</text:p>
      <text:p text:style-name="P1"/>
      <text:p text:style-name="P5">Tell me about the accomplishment you are most proud of.</text:p>
      <text:p text:style-name="P8">The several times a <text:span text:style-name="T1">coworker</text:span> calls me their mentor</text:p>
      <text:p text:style-name="P1"/>
      <text:p text:style-name="P1">Why do you want this job?</text:p>
      <text:p text:style-name="P7">- <text:span text:style-name="T1">Good fit for my interests &amp; skills (primary)</text:span></text:p>
      <text:p text:style-name="P7">- <text:span text:style-name="T1">Opportunity to learn &amp; grow (primary)</text:span></text:p>
      <text:p text:style-name="P7">- <text:span text:style-name="T1">Heard it is a great place to work (secondary)</text:span></text:p>
      <text:p text:style-name="P7">- <text:span text:style-name="T1">Culture should be a good fit for me (secondary)</text:span></text:p>
      <text:p text:style-name="P1"/>
      <text:p text:style-name="P1">What’s your ideal work environment?</text:p>
      <text:p text:style-name="P9">A place with a frequent new challenges</text:p>
      <text:p text:style-name="P9">Diversity (of ideas, skills, and interests)</text:p>
      <text:p text:style-name="P1"/>
      <text:p text:style-name="P1">Where do you see yourself in five years?</text:p>
      <text:p text:style-name="P9">Building skills &amp; taking on more responsibilities</text:p>
      <text:p text:style-name="P9">Where have others gone on to from this position?</text:p>
      <text:p text:style-name="P1"/>
      <text:p text:style-name="P1"><text:span text:style-name="T1">Why do you want to leave your job?</text:span></text:p>
      <text:p text:style-name="P9">Entering a new phase of life &amp; looking to see other parts of the country/world</text:p>
      <text:p text:style-name="P9"/>
      <text:p text:style-name="P2">Why did you leave your job?</text:p>
      <text:p text:style-name="P9">NEVER SAY BECAUSE OF MY BOSS</text:p>
      <text:p text:style-name="P2"/>
      <text:p text:style-name="P5">Have you ever been fired? <text:s/>What happened?</text:p>
      <text:p text:style-name="P9">No.</text:p>
      <text:p text:style-name="P9"/>
      <text:p text:style-name="P5">What is your greatest weakness?</text:p>
      <text:p text:style-name="P7">“<text:span text:style-name="T2">Too” honest</text:span></text:p>
      <text:p text:style-name="P1"/>
      <text:p text:style-name="P1">What is the one area (<text:span text:style-name="T2">are three areas</text:span>) where your boss wants you to improve?</text:p>
      <text:p text:style-name="P10">1. <text:span text:style-name="T3">Wants me to be able to flit from task to task without losing momentum</text:span></text:p>
      <text:p text:style-name="P10">2. <text:span text:style-name="T3">Wanted me to learn new technologies/products. (AKA: Functional Programming)</text:span></text:p>
      <text:p text:style-name="P10">3. <text:span text:style-name="T3">Was just talking about a class I hadn’t gotten around to finishing up the</text:span></text:p>
      <text:p text:style-name="P19">comments on</text:p>
      <text:p text:style-name="P7"/>
      <text:p text:style-name="P1"/>
      <text:p text:style-name="P1"/>
      <text:p text:style-name="P24">Why is there a gap in your employment?</text:p>
      <text:p text:style-name="P11">Stayed home to raise my children (who are now adults)</text:p>
      <text:p text:style-name="P1"/>
      <text:p text:style-name="P5">Tell me about a major mistake you made.</text:p>
      <text:p text:style-name="P11">Kill message story (felt major to me)</text:p>
      <text:p text:style-name="P11">Taking Level 2 manager job (without any input to the team)</text:p>
      <text:p text:style-name="P1"/>
      <text:p text:style-name="P5">Tell me how you handled a difficult situation.</text:p>
      <text:p text:style-name="P12">Existing team member told me she “hated” new team member before she had even spoken </text:p>
      <text:p text:style-name="P20">to him</text:p>
      <text:p text:style-name="P3"/>
      <text:p text:style-name="P5">Give me an example of a time you had to deal with an angry customer/client.</text:p>
      <text:p text:style-name="P12">At i-transitions, sometimes I would go out to sites our team(s) were struggling</text:p>
      <text:p text:style-name="P20">My presence calmed usually things (briefly)</text:p>
      <text:p text:style-name="P20">Results were necessary</text:p>
      <text:p text:style-name="P20">Troubleshooting problems is a strength of mine</text:p>
      <text:p text:style-name="P1"/>
      <text:p text:style-name="P5">Tell me about a time when you went above and beyond requirements.</text:p>
      <text:p text:style-name="P13">Doing well and offered “special assignment” – work on CA-World after hours</text:p>
      <text:p text:style-name="P14">New, medium sized task handled myself when team was unable/unwilling to work</text:p>
      <text:p text:style-name="P21">together due to time pressures (BASH shell scripting)</text:p>
      <text:p text:style-name="P1"/>
      <text:p text:style-name="P1">What do you know about our company? <text:s/><text:span text:style-name="T4">(Who is our CEO? Who are our competitors?)</text:span></text:p>
      <text:p text:style-name="P13">Handled in interview prep.</text:p>
      <text:p text:style-name="P1"/>
      <text:p text:style-name="P1">What are your salary expectations?</text:p>
      <text:p text:style-name="P13">Talk to Vendor</text:p>
      <text:p text:style-name="P1"/>
      <text:p text:style-name="P1">How much are/were you making at your current/previous job?</text:p>
      <text:p text:style-name="P13">Talk to Vendor</text:p>
      <text:p text:style-name="P1"/>
      <text:p text:style-name="P1">How is your search going? <text:s/>Have you been having other interviews?</text:p>
      <text:p text:style-name="P14">I’ve been meeting with other people and discussing various opportunities, but nothing</text:p>
      <text:p text:style-name="P21">is concrete yet.</text:p>
      <text:p text:style-name="P5"/>
      <text:p text:style-name="P5">Tell me about a time you disagreed with your boss.</text:p>
      <text:p text:style-name="P15">Casino Morongo – fixing report issue</text:p>
      <text:p text:style-name="P1"/>
      <text:p text:style-name="P1">What’s your availability? <text:s/>(How soon can you start?)</text:p>
      <text:p text:style-name="P15">Best time to negotiate is after an offer is received.</text:p>
      <text:p text:style-name="P15">Any time, current job is wrapped up and they know I’m leaving any day.</text:p>
      <text:p text:style-name="P1"/>
      <text:p text:style-name="P1">What motivates you / gets you up in the morning / makes you excited about Mondays?</text:p>
      <text:p text:style-name="P15">Solving Problems</text:p>
      <text:p text:style-name="P15">The Challenge</text:p>
      <text:p text:style-name="P15">The Learning</text:p>
      <text:p text:style-name="P15">Impacting coworkers lives</text:p>
      <text:p text:style-name="P1"/>
      <text:p text:style-name="P25">How do you handle conflict at work? <text:s/>Please give an example.</text:p>
      <text:p text:style-name="P15">Most often through private, 1-on-1 conversations (occasionally, with the 2 parties</text:p>
      <text:p text:style-name="P22">together)</text:p>
      <text:p text:style-name="P15">Example: My lead didn’t feel one of our team members was ready for added responsibility</text:p>
      <text:p text:style-name="P22">just yet (but was close). Word got back to him, was misunderstood, and created</text:p>
      <text:p text:style-name="P22">hurt feelings. <text:s/>Worked with the team member to understand the lead’s motivation</text:p>
      <text:p text:style-name="P22">was to allow him to be successful (over the course of a couple of months). Slowly,</text:p>
      <text:p text:style-name="P22">he calmed down and even appreciated the concern all parties had shone for him.</text:p>
      <text:p text:style-name="P22">He eventually was able to take on the responsibility and is now being trained to</text:p>
      <text:p text:style-name="P22">be a lead.</text:p>
      <text:p text:style-name="P1"/>
      <text:p text:style-name="P4">Tell me about a time you had to work with someone you didn’t like, or who didn’t like you.</text:p>
      <text:p text:style-name="P17">I genuinely like people, so, as far as I know, that hasn’t happened to me professionally.</text:p>
      <text:p text:style-name="P1"/>
      <text:p text:style-name="P1">What your boss/direct reports/teammates say about you?</text:p>
      <text:p text:style-name="P16">Teammates - leader</text:p>
      <text:p text:style-name="P16">Boss – impressed by your problem solving skills</text:p>
      <text:p text:style-name="P16">Direct Reports - Mentor</text:p>
      <text:p text:style-name="P1"/>
      <text:p text:style-name="P1">What are your boss’s strengths and/or weaknesses?</text:p>
      <text:p text:style-name="P17">He is genuinely concerned for his reports.</text:p>
      <text:p text:style-name="P17">He is smart – learns quickly – adapts well to difficult situations</text:p>
      <text:p text:style-name="P17">I would rather not talk about any weaknesses he may have.</text:p>
      <text:p text:style-name="P17">I think highly of him as a boss and a person.</text:p>
      <text:p text:style-name="P1"/>
      <text:p text:style-name="P1">What’s the last book you read for fun?</text:p>
      <text:p text:style-name="P18">Sci-Fi (Honor Harrington)</text:p>
      <text:p text:style-name="P18">SQL “programming”</text:p>
      <text:p text:style-name="P1"/>
      <text:p text:style-name="P1">What are your co-worker pet peeves? / What makes you uncomfortable in the workplace?</text:p>
      <text:p text:style-name="P18">I focus on my contribution to the team / project</text:p>
      <text:p text:style-name="P18">Coworkers who don’t pull their own weight</text:p>
      <text:p text:style-name="P18">I try to talk it over with them and see how we can work past if it begins to slow me down</text:p>
      <text:p text:style-name="P23">(Not usually necessary as I can stub their code, or create/obtain sample data, etc.)</text:p>
      <text:p text:style-name="P1"/>
      <text:p text:style-name="P5">What question haven’t I asked you that I should have?</text:p>
      <text:p text:style-name="P18">You have been very complete. I do have some questions for you if there is time.</text:p>
      <text:p text:style-name="P18">I would love to tell you about the time I …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6T22:44:24.694031420</meta:creation-date>
    <dc:date>2020-03-07T10:49:02.364372759</dc:date>
    <meta:editing-duration>PT8M15S</meta:editing-duration>
    <meta:editing-cycles>4</meta:editing-cycles>
    <meta:generator>LibreOffice/6.4.1.2$Linux_X86_64 LibreOffice_project/e1ad903d8acbc5f5b474f1d8ec3defef24b8c46b</meta:generator>
    <meta:document-statistic meta:table-count="0" meta:image-count="0" meta:object-count="0" meta:page-count="3" meta:paragraph-count="103" meta:word-count="871" meta:character-count="4896" meta:non-whitespace-character-count="4116"/>
  </office:meta>
</office:document-meta>
</file>